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4pt" style:font-size-asian="14pt" style:font-size-complex="14pt"/>
    </style:style>
    <style:style style:name="P2" style:family="paragraph" style:parent-style-name="Standard">
      <style:text-properties fo:color="#ff3333" style:font-name="Verdana" fo:font-size="14pt" style:font-size-asian="14pt" style:font-size-complex="14pt"/>
    </style:style>
    <style:style style:name="P3" style:family="paragraph" style:parent-style-name="Standard">
      <style:text-properties officeooo:paragraph-rsid="000af9d4"/>
    </style:style>
    <style:style style:name="T1" style:family="text">
      <style:text-properties fo:color="#ff3333"/>
    </style:style>
    <style:style style:name="T2" style:family="text">
      <style:text-properties fo:color="#ff3333" style:font-name="Verdana" fo:font-size="14pt" style:font-size-asian="14pt" style:font-size-complex="14pt"/>
    </style:style>
    <style:style style:name="T3" style:family="text">
      <style:text-properties fo:color="#000000"/>
    </style:style>
    <style:style style:name="T4" style:family="text">
      <style:text-properties fo:color="#000000" style:font-name="Verdana" fo:font-size="14pt" style:font-size-asian="14pt" style:font-size-complex="14pt"/>
    </style:style>
    <style:style style:name="T5" style:family="text">
      <style:text-properties officeooo:rsid="000788dc"/>
    </style:style>
    <style:style style:name="T6" style:family="text">
      <style:text-properties style:font-name="Verdana" fo:font-size="14pt" style:font-size-asian="14pt" style:font-size-complex="14pt"/>
    </style:style>
    <style:style style:name="T7" style:family="text">
      <style:text-properties style:font-name="Verdana" fo:font-size="14pt" officeooo:rsid="000788dc" style:font-size-asian="14pt" style:font-size-complex="14pt"/>
    </style:style>
    <style:style style:name="T8" style:family="text">
      <style:text-properties style:font-name="Verdana"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8">Übungsfragen zur Prüfungsvorbereitung</text:span><text:span text:style-name="T6"><text:line-break/><text:line-break/></text:span><text:span text:style-name="T7">Nehmen Sie auch Ihr Begleitbuch, Seite 93 und 94 zur Hilfe.<text:line-break/></text:span><text:a xlink:type="simple" xlink:href="https://wiki.ubuntuusers.de/GNU/" text:style-name="Internet_20_link" text:visited-style-name="Visited_20_Internet_20_Link">https://wiki.ubuntuusers.de/GNU/</text:a> <text:line-break/><text:a xlink:type="simple" xlink:href="https://de.wikipedia.org/wiki/GNU_General_Public_License" text:style-name="Internet_20_link" text:visited-style-name="Visited_20_Internet_20_Link">https://de.wikipedia.org/wiki/GNU_General_Public_License</text:a> <text:line-break/><text:span text:style-name="T6"><text:line-break/><text:line-break/>1. Welche Versionsnummer hat der älteste Linux-Kern-Quellcode, den Sie noch finden können? <text:line-break/><text:line-break/><text:line-break/><text:line-break/>2. Welche der folgenden Aussagen über die GPL sind richtig, welche falsch?<text:line-break/><text:line-break/>GPL-Programme dürfen nicht verkauft werden.<text:line-break/><text:line-break/><text:line-break/><text:line-break/>GPL-Programme dürfen von Firmen nicht umgeschrieben und zur Grundlage eigener Produkte gemacht werden.<text:line-break/><text:line-break/><text:line-break/><text:line-break/>Der Urheber eines GPL-Programms darf das Programm auch unter einer anderen Lizenz vertreiben.<text:line-break/><text:line-break/><text:line-break/><text:line-break/>Die GPL gilt nicht, weil man die Lizenz erst zu sehen bekommt, nachdem man das Programm schon hat. Damit Lizenzbestimmungen gültig werden, muss man sie vor dem Erwerb der Software sehen und ihnen zustimmen können. <text:line-break/><text:line-break/><text:line-break/><text:line-break/><text:line-break/>Was passiert, wenn Sie (a) einen nicht existierenden Benutzernamen,(b) ein falsches Kennwort angeben? <text:line-break/>Welchen Grund könnte es dafür geben, dass das System sich so verhält, wie es sich verhält? <text:line-break/><text:line-break/><text:line-break/></text:span><text:soft-page-break/><text:span text:style-name="T6"><text:line-break/></text:span><text:span text:style-name="T2"><text:line-break/><text:line-break/></text:span><text:span text:style-name="T4">Wie viele verschiedene Shells sind auf Ihrem Rechner installiert und welche? </text:span><text:span text:style-name="T2"><text:line-break/><text:line-break/><text:line-break/><text:line-break/></text:span><text:span text:style-name="T4">Welche Handbuchseiten auf Ihrem System beschäftigen sich mit Prozessen? </text:span><text:span text:style-name="T2"><text:line-break/><text:line-break/><text:line-break/></text:span><text:span text:style-name="T6"><text:line-break/>Info-Dateien realisieren eine primitive (?) Form von Hypertext, <text:line-break/>ähnlich den HTML-Seiten im World-Wide Web. Warum werden die Info-Dateien nicht gleich in HTML geschrieben? <text:line-break/><text:line-break/></text:span><text:span text:style-name="T2"><text:line-break/><text:line-break/></text:span><text:span text:style-name="T4">Erklären Sie den Unterschied zwischen ls mit einem Dateinamen als Argument und ls mit einem Verzeichnisnamen als Argument. <text:line-break/></text:span><text:span text:style-name="T2"><text:line-break/></text:span><text:span text:style-name="T6"><text:line-break/><text:line-break/>Wie können Sie ls dazu bringen, bei einem Verzeichnisnamen als Argument Informationen über das benannte Verzeichnis selbst anstatt über die darin enthaltenen Dateien zu liefern? <text:line-break/><text:line-break/> <text:line-break/><text:line-break/>Im aktuellen Verzeichnis stehen die Dateien<text:line-break/><text:line-break/>prog.c <text:line-break/>prog1.c <text:line-break/>prog2.c <text:line-break/>progabc.c <text:line-break/>prog <text:line-break/>p.txt <text:line-break/>p1.txt <text:line-break/>p21.txt <text:line-break/>p22.txt <text:line-break/>p22.dat <text:line-break/></text:span><text:soft-page-break/><text:span text:style-name="T6"><text:line-break/><text:line-break/><text:line-break/>Auf welche dieser Dateinamen passen die Suchmuster <text:line-break/><text:line-break/>prog*.c<text:tab/> <text:tab/><text:line-break/>prog?.c<text:tab/><text:tab/><text:line-break/>p?*.txt<text:tab/><text:tab/><text:line-break/>p[12]*<text:tab/><text:tab/><text:line-break/>p*<text:tab/><text:tab/><text:line-break/>*.*<text:tab/><text:tab/><text:line-break/></text:span></text:p>
      <text:p text:style-name="P1">Was ist der Unterschied zwischen ls und ls * <text:line-break/><text:line-break/></text:p>
      <text:p text:style-name="P2"/>
      <text:p text:style-name="P1"><text:span text:style-name="T3">Warum ist es sinnvoll, dass * nicht auf Dateinamen mit Punkt am Anfang passt? </text:span><text:span text:style-name="T1"><text:line-break/><text:line-break/><text:line-break/><text:line-break/></text:span><text:span text:style-name="T3">Warum hat mv keine -R-Option wie cp? <text:line-break/></text:span><text:span text:style-name="T1"><text:line-break/></text:span></text:p>
      <text:p text:style-name="P2"/>
      <text:p text:style-name="P1"><text:span text:style-name="T3">Angenommen, in einem Ihrer Verzeichnisse steht eine Datei namens -file (mit einem Minuszeichen am Anfang des Namens). Wie würden Sie diese Datei entfernen?</text:span><text:span text:style-name="T1"><text:line-break/><text:line-break/></text:span></text:p>
      <text:p text:style-name="P2"/>
      <text:p text:style-name="P2"/>
      <text:p text:style-name="P1"><text:span text:style-name="T3">Wenn Sie ein Verzeichnis haben, in dem Sie nicht versehentlich einem rm * zum Opfer fallen wollen, können Sie dort eine Datei namens -i <text:s/>anlegen, etwa mit &gt; -i. Was passiert, wenn Sie jetzt das Kommando rm * ausführen, und warum? </text:span><text:span text:style-name="T1"><text:line-break/><text:line-break/><text:line-break/><text:line-break/><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09T14:47:54.20</meta:creation-date>
    <dc:date>2020-01-23T11:31:33.309000000</dc:date>
    <meta:editing-duration>PT1H34M15S</meta:editing-duration>
    <meta:editing-cycles>7</meta:editing-cycles>
    <meta:generator>LibreOffice/6.3.4.2$Windows_X86_64 LibreOffice_project/60da17e045e08f1793c57c00ba83cdfce946d0aa</meta:generator>
    <meta:print-date>2019-08-09T16:10:24.61</meta:print-date>
    <meta:document-statistic meta:table-count="0" meta:image-count="0" meta:object-count="0" meta:page-count="3" meta:paragraph-count="5" meta:word-count="344" meta:character-count="2473" meta:non-whitespace-character-count="2032"/>
  </office:meta>
</office:document-meta>
</file>